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PlexMono," svg:font-family="'IBMPlexMono,', 'Courier New', ', monospace'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2" style:family="table">
      <style:table-properties style:width="7.4931in" fo:margin-left="0.0035in" fo:margin-top="0in" fo:margin-bottom="0in" table:align="left" style:writing-mode="lr-tb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0.6632in"/>
    </style:style>
    <style:style style:name="Table2.C" style:family="table-column">
      <style:table-column-properties style:column-width="1.4868in"/>
    </style:style>
    <style:style style:name="Table2.D" style:family="table-column">
      <style:table-column-properties style:column-width="2.2576in"/>
    </style:style>
    <style:style style:name="Table2.F" style:family="table-column">
      <style:table-column-properties style:column-width="0.452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tru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style:letter-kerning="tru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officeooo:paragraph-rsid="00141308" style:letter-kerning="tru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0pt" fo:language="en" fo:country="US" fo:font-weight="bold" style:letter-kerning="true" style:font-name-asian="Calibri1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language="en" fo:country="US" style:letter-kerning="true" style:font-name-asian="Calibri1" style:language-asian="en" style:country-asian="US" style:font-name-complex="F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style:line-height-at-least="0.15in"/>
      <style:text-properties fo:color="#000000" loext:opacity="100%" style:font-name="IBMPlexMono," fo:font-size="7.19999980926514pt" fo:font-weight="normal" fo:background-color="#fffffe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IBMPlexMono," fo:font-size="7.19999980926514pt" fo:language="en" fo:country="US" fo:font-weight="normal" style:letter-kerning="true" fo:background-color="#fffff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style:line-height-at-least="0.15in"/>
      <style:text-properties fo:color="#000000" loext:opacity="100%" fo:background-color="#fffffe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f78f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IBMPlexMono," fo:font-size="7.19999980926514pt" fo:font-weight="normal"/>
    </style:style>
    <style:style style:name="T7" style:family="text">
      <style:text-properties fo:color="#a31515" loext:opacity="100%" style:font-name="IBMPlexMono," fo:font-size="7.19999980926514pt" fo:font-weight="normal"/>
    </style:style>
    <style:style style:name="T8" style:family="text">
      <style:text-properties fo:color="#0451a5" loext:opacity="100%" style:font-name="IBMPlexMono," fo:font-size="7.19999980926514pt" fo:font-weight="normal"/>
    </style:style>
    <style:style style:name="T9" style:family="text">
      <style:text-properties fo:color="#098658" loext:opacity="100%" style:font-name="IBMPlexMono," fo:font-size="7.19999980926514pt" fo:font-weight="normal"/>
    </style:style>
    <style:style style:name="T10" style:family="text">
      <style:text-properties officeooo:rsid="001560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Standard"><text:span text:style-name="T1">Test Cases</text:span></text:p>
      <text:p text:style-name="P4"/>
      <text:p text:style-name="Standard"><text:span text:style-name="T2">Test File : RewardCalculationTest.</text:span><text:span text:style-name="T3">java</text:span></text:p>
      <text:p text:style-name="Standard"><text:span text:style-name="T2">Test Scenario : </text:span>Calculate reward points , <text:span text:style-name="T10">inserting recodrd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5">Test Case No</text:p>
          </table:table-cell>
          <table:table-cell table:style-name="Table2.A1" office:value-type="string">
            <text:p text:style-name="P5">Test Case</text:p>
          </table:table-cell>
          <table:table-cell table:style-name="Table2.A1" office:value-type="string">
            <text:p text:style-name="P5">Test Data</text:p>
          </table:table-cell>
          <table:table-cell table:style-name="Table2.A1" office:value-type="string">
            <text:p text:style-name="P5">Expected Result</text:p>
          </table:table-cell>
          <table:table-cell table:style-name="Table2.A1" office:value-type="string">
            <text:p text:style-name="P5">Actual Result </text:p>
          </table:table-cell>
          <table:table-cell table:style-name="Table2.A1" office:value-type="string">
            <text:p text:style-name="P5">Status (PASS / FAIL)</text:p>
          </table:table-cell>
        </table:table-row>
        <table:table-row table:style-name="Table2.1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7">Fetch reward points successfully </text:p>
            <text:p text:style-name="P7"/>
            <text:p text:style-name="P7"/>
            <text:p text:style-name="P7"/>
            <text:p text:style-name="P8">- API Endpoint: <text:span text:style-name="Source_20_Text">/api/reward</text:span></text:p>
          </table:table-cell>
          <table:table-cell table:style-name="Table2.A1" office:value-type="string">
            <text:p text:style-name="P7"><text:line-break/> <text:span text:style-name="Source_20_Text">[{"name": "Roxy", "year": 2024, "totalPoints": 950.0, "monthWisePoints": []}</text:span> </text:p>
          </table:table-cell>
          <table:table-cell table:style-name="Table2.A1" office:value-type="string">
            <text:p text:style-name="P7">[{"name": "Roxy", "year": 2024, "totalPoints": 950.0, "monthWisePoints": []}] </text:p>
          </table:table-cell>
          <table:table-cell table:style-name="Table2.A1" office:value-type="string">
            <text:p text:style-name="P7">[{"name": "Roxy", "year": 2024, "totalPoints": 950.0, "monthWisePoints": []}] </text:p>
          </table:table-cell>
          <table:table-cell table:style-name="Table2.A1" office:value-type="string">
            <text:p text:style-name="P5">PASS</text:p>
          </table:table-cell>
        </table:table-row>
        <table:table-row table:style-name="Table2.1"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7">Fetch reward points when no data is available </text:p>
          </table:table-cell>
          <table:table-cell table:style-name="Table2.A1" office:value-type="string">
            <text:p text:style-name="P7">[]</text:p>
          </table:table-cell>
          <table:table-cell table:style-name="Table2.A1" office:value-type="string">
            <text:p text:style-name="P7">- Message: <text:span text:style-name="Source_20_Text">"Data is not available!"</text:span><text:line-break/>- Data: <text:span text:style-name="Source_20_Text">[]</text:span> </text:p>
          </table:table-cell>
          <table:table-cell table:style-name="Table2.A1" office:value-type="string">
            <text:p text:style-name="P7">- Message: <text:span text:style-name="Source_20_Text">"Data is not available!"</text:span><text:line-break/>- Data: <text:span text:style-name="Source_20_Text">[]</text:span> </text:p>
          </table:table-cell>
          <table:table-cell table:style-name="Table2.A1" office:value-type="string">
            <text:p text:style-name="P9">PASS</text:p>
          </table:table-cell>
        </table:table-row>
        <table:table-row table:style-name="Table2.1"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7">Reward points calculation for multiple transaction with different customer</text:p>
          </table:table-cell>
          <table:table-cell table:style-name="Table2.A1" office:value-type="string">
            <text:p text:style-name="P7">[{"name": "Sam", "year": 2024, "totalPoints": 47.0, "monthWisePoints": []}] </text:p>
          </table:table-cell>
          <table:table-cell table:style-name="Table2.A1" office:value-type="string">
            <text:p text:style-name="P7">- Message: <text:span text:style-name="Source_20_Text">"Data Retrieved Successfully."</text:span><text:line-break/>- Data: <text:span text:style-name="Source_20_Text">[{"name": "Sam", "year": 2024, "totalPoints": 47.0, "monthWisePoints": []}]</text:span> </text:p>
          </table:table-cell>
          <table:table-cell table:style-name="Table2.A1" office:value-type="string">
            <text:p text:style-name="P7">- Message: <text:span text:style-name="Source_20_Text">"Data Retrieved Successfully."</text:span><text:line-break/>- Data: <text:span text:style-name="Source_20_Text">[{"name": "Sam", "year": 2024, "totalPoints": 47.0, "monthWisePoints": []}]</text:span> </text:p>
          </table:table-cell>
          <table:table-cell table:style-name="Table2.A1" office:value-type="string">
            <text:p text:style-name="P9">PASS</text:p>
          </table:table-cell>
        </table:table-row>
        <table:table-row table:style-name="Table2.1"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7">Insert bulk records with empty data </text:p>
          </table:table-cell>
          <table:table-cell table:style-name="Table2.A1" office:value-type="string">
            <text:p text:style-name="P7">- Request Mock Data: <text:span text:style-name="Source_20_Text">{"transactions": []}</text:span> </text:p>
          </table:table-cell>
          <table:table-cell table:style-name="Table2.A1" office:value-type="string">
            <text:p text:style-name="P7">- Status: <text:span text:style-name="Source_20_Text">400 Bad Request</text:span><text:line-break/>- Message: <text:span text:style-name="Source_20_Text">"Invalid Data!!!"</text:span> </text:p>
          </table:table-cell>
          <table:table-cell table:style-name="Table2.A1" office:value-type="string">
            <text:p text:style-name="P7">- Status: <text:span text:style-name="Source_20_Text">400 Bad Request</text:span><text:line-break/>- Message: <text:span text:style-name="Source_20_Text">"Invalid Data!!!"</text:span> </text:p>
          </table:table-cell>
          <table:table-cell table:style-name="Table2.A1" office:value-type="string">
            <text:p text:style-name="P7"><text:span text:style-name="T2">PASS</text:span></text:p>
          </table:table-cell>
        </table:table-row>
        <table:table-row table:style-name="Table2.1"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7">Insert bulk records successfully </text:p>
          </table:table-cell>
          <table:table-cell table:style-name="Table2.A1" office:value-type="string">
            <text:p text:style-name="P12">{</text:p>
            <text:p text:style-name="P13">  <text:span text:style-name="T7">"transactions"</text:span><text:span text:style-name="T6">: [</text:span></text:p>
            <text:p text:style-name="P13">    <text:span text:style-name="T6">{</text:span></text:p>
            <text:p text:style-name="P13">      <text:span text:style-name="T7">"customerName"</text:span><text:span text:style-name="T6">: </text:span><text:span text:style-name="T8">"Roxy"</text:span><text:span text:style-name="T6">,</text:span></text:p>
            <text:p text:style-name="P13">      <text:span text:style-name="T7">"amount"</text:span><text:span text:style-name="T6">: </text:span><text:span text:style-name="T9">120</text:span><text:span text:style-name="T6">,</text:span></text:p>
            <text:p text:style-name="P13">      <text:span text:style-name="T7">"date"</text:span><text:span text:style-name="T6">: </text:span><text:span text:style-name="T8">"2024-04-</text:span><text:soft-page-break/><text:span text:style-name="T8">18"</text:span></text:p>
            <text:p text:style-name="P13">    <text:span text:style-name="T6">},</text:span></text:p>
            <text:p text:style-name="P13">    <text:span text:style-name="T6">{</text:span></text:p>
            <text:p text:style-name="P13">      <text:span text:style-name="T7">"customerName"</text:span><text:span text:style-name="T6">: </text:span><text:span text:style-name="T8">"Roxy"</text:span><text:span text:style-name="T6">,</text:span></text:p>
            <text:p text:style-name="P13">      <text:span text:style-name="T7">"amount"</text:span><text:span text:style-name="T6">: </text:span><text:span text:style-name="T9">90</text:span><text:span text:style-name="T6">,</text:span></text:p>
            <text:p text:style-name="P13">      <text:span text:style-name="T7">"date"</text:span><text:span text:style-name="T6">: </text:span><text:span text:style-name="T8">"2024-06-25"</text:span></text:p>
            <text:p text:style-name="P13">    <text:span text:style-name="T6">},</text:span></text:p>
            <text:p text:style-name="P13">    <text:span text:style-name="T6">{</text:span></text:p>
            <text:p text:style-name="P13">      <text:span text:style-name="T7">"customerName"</text:span><text:span text:style-name="T6">: </text:span><text:span text:style-name="T8">"Roxy"</text:span><text:span text:style-name="T6">,</text:span></text:p>
            <text:p text:style-name="P13">      <text:span text:style-name="T7">"amount"</text:span><text:span text:style-name="T6">: </text:span><text:span text:style-name="T9">60</text:span><text:span text:style-name="T6">,</text:span></text:p>
            <text:p text:style-name="P13">      <text:span text:style-name="T7">"date"</text:span><text:span text:style-name="T6">: </text:span><text:span text:style-name="T8">"2024-07-01"</text:span></text:p>
            <text:p text:style-name="P13">    <text:span text:style-name="T6">},</text:span></text:p>
            <text:p text:style-name="P13">    <text:span text:style-name="T6">{</text:span></text:p>
            <text:p text:style-name="P13">      <text:span text:style-name="T7">"customerName"</text:span><text:span text:style-name="T6">: </text:span><text:span text:style-name="T8">"Jack"</text:span><text:span text:style-name="T6">,</text:span></text:p>
            <text:p text:style-name="P13">      <text:span text:style-name="T7">"amount"</text:span><text:span text:style-name="T6">: </text:span><text:span text:style-name="T9">60</text:span><text:span text:style-name="T6">,</text:span></text:p>
            <text:p text:style-name="P13">      <text:span text:style-name="T7">"date"</text:span><text:span text:style-name="T6">: </text:span><text:span text:style-name="T8">"2024-02-11"</text:span></text:p>
            <text:p text:style-name="P13">    <text:span text:style-name="T6">},</text:span></text:p>
            <text:p text:style-name="P13">    <text:span text:style-name="T6">{</text:span></text:p>
            <text:p text:style-name="P13">      <text:span text:style-name="T7">"customerName"</text:span><text:span text:style-name="T6">: </text:span><text:span text:style-name="T8">"Jack"</text:span><text:span text:style-name="T6">,</text:span></text:p>
            <text:p text:style-name="P13">      <text:span text:style-name="T7">"amount"</text:span><text:span text:style-name="T6">: </text:span><text:span text:style-name="T9">50</text:span><text:span text:style-name="T6">,</text:span></text:p>
            <text:p text:style-name="P13">      <text:span text:style-name="T7">"date"</text:span><text:span text:style-name="T6">: </text:span><text:span text:style-name="T8">"2024-04-15"</text:span></text:p>
            <text:p text:style-name="P13">    <text:span text:style-name="T6">},</text:span></text:p>
            <text:p text:style-name="P13">    <text:span text:style-name="T6">{</text:span></text:p>
            <text:p text:style-name="P13">      <text:span text:style-name="T7">"customerName"</text:span><text:span text:style-name="T6">: </text:span><text:span text:style-name="T8">"Sam"</text:span><text:span text:style-name="T6">,</text:span></text:p>
            <text:p text:style-name="P13">      <text:span text:style-name="T7">"amount"</text:span><text:span text:style-name="T6">: </text:span><text:span text:style-name="T9">200</text:span><text:span text:style-name="T6">,</text:span></text:p>
            <text:p text:style-name="P13">      <text:span text:style-name="T7">"date"</text:span><text:span text:style-name="T6">: </text:span><text:span text:style-name="T8">"2024-07-18"</text:span></text:p>
            <text:p text:style-name="P13">    <text:span text:style-name="T6">},</text:span></text:p>
            <text:p text:style-name="P13">    <text:span text:style-name="T6">{</text:span></text:p>
            <text:p text:style-name="P13">      <text:span text:style-name="T7">"customerName"</text:span><text:span text:style-name="T6">: </text:span><text:span text:style-name="T8">"Sam"</text:span><text:span text:style-name="T6">,</text:span></text:p>
            <text:p text:style-name="P13">      <text:span text:style-name="T7">"amount"</text:span><text:span text:style-name="T6">: </text:span><text:span text:style-name="T9">130</text:span><text:span text:style-name="T6">,</text:span></text:p>
            <text:p text:style-name="P13">      <text:span text:style-name="T7">"date"</text:span><text:span text:style-name="T6">: </text:span><text:span text:style-name="T8">"2024-06-15"</text:span></text:p>
            <text:p text:style-name="P13">    <text:span text:style-name="T6">},</text:span></text:p>
            <text:p text:style-name="P13">    <text:span text:style-name="T6">{</text:span></text:p>
            <text:p text:style-name="P13">      <text:span text:style-name="T7">"customerName"</text:span><text:span text:style-name="T6">: </text:span><text:span text:style-name="T8">"Sam"</text:span><text:span text:style-name="T6">,</text:span></text:p>
            <text:p text:style-name="P13">      <text:span text:style-name="T7">"amount"</text:span><text:span text:style-name="T6">: </text:span><text:span text:style-name="T9">90</text:span><text:span text:style-name="T6">,</text:span></text:p>
            <text:p text:style-name="P13">      <text:span text:style-name="T7">"date"</text:span><text:span text:style-name="T6">: </text:span><text:span text:style-name="T8">"2024-06-22"</text:span></text:p>
            <text:p text:style-name="P13">    <text:span text:style-name="T6">},</text:span></text:p>
            <text:p text:style-name="P13">    <text:span text:style-name="T6">{</text:span></text:p>
            <text:p text:style-name="P13">      <text:span text:style-name="T7">"customerName"</text:span><text:span text:style-name="T6">: </text:span><text:span text:style-name="T8">"John"</text:span><text:span text:style-name="T6">,</text:span></text:p>
            <text:p text:style-name="P13">      <text:span text:style-name="T7">"amount"</text:span><text:span text:style-name="T6">: </text:span><text:span text:style-name="T9">55</text:span><text:span text:style-name="T6">,</text:span></text:p>
            <text:p text:style-name="P13">      <text:span text:style-name="T7">"date"</text:span><text:span text:style-name="T6">: </text:span><text:span text:style-name="T8">"2024-07-</text:span><text:soft-page-break/><text:span text:style-name="T8">01"</text:span></text:p>
            <text:p text:style-name="P13">    <text:span text:style-name="T6">},</text:span></text:p>
            <text:p text:style-name="P13">    <text:span text:style-name="T6">{</text:span></text:p>
            <text:p text:style-name="P13">      <text:span text:style-name="T7">"customerName"</text:span><text:span text:style-name="T6">: </text:span><text:span text:style-name="T8">"John"</text:span><text:span text:style-name="T6">,</text:span></text:p>
            <text:p text:style-name="P13">      <text:span text:style-name="T7">"amount"</text:span><text:span text:style-name="T6">: </text:span><text:span text:style-name="T9">95</text:span><text:span text:style-name="T6">,</text:span></text:p>
            <text:p text:style-name="P13">      <text:span text:style-name="T7">"date"</text:span><text:span text:style-name="T6">: </text:span><text:span text:style-name="T8">"2024-04-10"</text:span></text:p>
            <text:p text:style-name="P13">    <text:span text:style-name="T6">}</text:span></text:p>
            <text:p text:style-name="P13">  <text:span text:style-name="T6">]</text:span></text:p>
            <text:p text:style-name="P11">}</text:p>
            <text:p text:style-name="P11"/>
            <text:p text:style-name="P7"/>
          </table:table-cell>
          <table:table-cell table:style-name="Table2.A1" office:value-type="string">
            <text:p text:style-name="P7">{</text:p>
            <text:p text:style-name="P7"><text:s text:c="4"/>"data": [</text:p>
            <text:p text:style-name="P7"><text:s text:c="8"/>{</text:p>
            <text:p text:style-name="P7"><text:s text:c="12"/>"customerId": "1",</text:p>
            <text:p text:style-name="P7"><text:s text:c="12"/>"customerName": "Roxy",</text:p>
            <text:p text:style-name="P7"><text:s text:c="12"/>"amount": 120.0,</text:p>
            <text:p text:style-name="P7"><text:s text:c="12"/>"date": [</text:p>
            <text:p text:style-name="P7"><text:soft-page-break/><text:s text:c="16"/>2024,</text:p>
            <text:p text:style-name="P7"><text:s text:c="16"/>4,</text:p>
            <text:p text:style-name="P7"><text:s text:c="16"/>18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2",</text:p>
            <text:p text:style-name="P7"><text:s text:c="12"/>"customerName": "Roxy",</text:p>
            <text:p text:style-name="P7"><text:s text:c="12"/>"amount": 90.0,</text:p>
            <text:p text:style-name="P7"><text:s text:c="12"/>"date": [</text:p>
            <text:p text:style-name="P7"><text:s text:c="16"/>2024,</text:p>
            <text:p text:style-name="P7"><text:s text:c="16"/>6,</text:p>
            <text:p text:style-name="P7"><text:s text:c="16"/>25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3",</text:p>
            <text:p text:style-name="P7"><text:s text:c="12"/>"customerName": "Roxy",</text:p>
            <text:p text:style-name="P7"><text:s text:c="12"/>"amount": 60.0,</text:p>
            <text:p text:style-name="P7"><text:s text:c="12"/>"date": [</text:p>
            <text:p text:style-name="P7"><text:s text:c="16"/>2024,</text:p>
            <text:p text:style-name="P7"><text:s text:c="16"/>7,</text:p>
            <text:p text:style-name="P7"><text:s text:c="16"/>1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4",</text:p>
            <text:p text:style-name="P7"><text:s text:c="12"/>"customerName": "Jack",</text:p>
            <text:p text:style-name="P7"><text:s text:c="12"/>"amount": 60.0,</text:p>
            <text:p text:style-name="P7"><text:s text:c="12"/>"date": [</text:p>
            <text:p text:style-name="P7"><text:s text:c="16"/>2024,</text:p>
            <text:p text:style-name="P7"><text:s text:c="16"/>2,</text:p>
            <text:p text:style-name="P7"><text:s text:c="16"/>11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5",</text:p>
            <text:p text:style-name="P7"><text:s text:c="12"/>"customerName": "Jack",</text:p>
            <text:p text:style-name="P7"><text:s text:c="12"/>"amount": 50.0,</text:p>
            <text:p text:style-name="P7"><text:s text:c="12"/>"date": [</text:p>
            <text:p text:style-name="P7"><text:s text:c="16"/>2024,</text:p>
            <text:p text:style-name="P7"><text:s text:c="16"/>4,</text:p>
            <text:p text:style-name="P7"><text:s text:c="16"/>15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6",</text:p>
            <text:p text:style-name="P7"><text:s text:c="12"/>"customerName": "Sam",</text:p>
            <text:p text:style-name="P7"><text:s text:c="12"/>"amount": 200.0,</text:p>
            <text:p text:style-name="P7"><text:s text:c="12"/>"date": [</text:p>
            <text:p text:style-name="P7"><text:s text:c="16"/>2024,</text:p>
            <text:p text:style-name="P7"><text:s text:c="16"/>7,</text:p>
            <text:p text:style-name="P7"><text:s text:c="16"/>18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7",</text:p>
            <text:p text:style-name="P7"><text:s text:c="12"/>"customerName": "Sam",</text:p>
            <text:p text:style-name="P7"><text:soft-page-break/><text:s text:c="12"/>"amount": 130.0,</text:p>
            <text:p text:style-name="P7"><text:s text:c="12"/>"date": [</text:p>
            <text:p text:style-name="P7"><text:s text:c="16"/>2024,</text:p>
            <text:p text:style-name="P7"><text:s text:c="16"/>6,</text:p>
            <text:p text:style-name="P7"><text:s text:c="16"/>15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8",</text:p>
            <text:p text:style-name="P7"><text:s text:c="12"/>"customerName": "Sam",</text:p>
            <text:p text:style-name="P7"><text:s text:c="12"/>"amount": 90.0,</text:p>
            <text:p text:style-name="P7"><text:s text:c="12"/>"date": [</text:p>
            <text:p text:style-name="P7"><text:s text:c="16"/>2024,</text:p>
            <text:p text:style-name="P7"><text:s text:c="16"/>6,</text:p>
            <text:p text:style-name="P7"><text:s text:c="16"/>22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9",</text:p>
            <text:p text:style-name="P7"><text:s text:c="12"/>"customerName": "John",</text:p>
            <text:p text:style-name="P7"><text:s text:c="12"/>"amount": 55.0,</text:p>
            <text:p text:style-name="P7"><text:s text:c="12"/>"date": [</text:p>
            <text:p text:style-name="P7"><text:s text:c="16"/>2024,</text:p>
            <text:p text:style-name="P7"><text:s text:c="16"/>7,</text:p>
            <text:p text:style-name="P7"><text:s text:c="16"/>1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10",</text:p>
            <text:p text:style-name="P7"><text:s text:c="12"/>"customerName": "John",</text:p>
            <text:p text:style-name="P7"><text:s text:c="12"/>"amount": 95.0,</text:p>
            <text:p text:style-name="P7"><text:s text:c="12"/>"date": [</text:p>
            <text:p text:style-name="P7"><text:s text:c="16"/>2024,</text:p>
            <text:p text:style-name="P7"><text:s text:c="16"/>4,</text:p>
            <text:p text:style-name="P7"><text:s text:c="16"/>10</text:p>
            <text:p text:style-name="P7"><text:s text:c="12"/>]</text:p>
            <text:p text:style-name="P7"><text:s text:c="8"/>}</text:p>
            <text:p text:style-name="P7"><text:s text:c="4"/>],</text:p>
            <text:p text:style-name="P7"><text:s text:c="4"/>"message": "Record Inserted Successfully.",</text:p>
            <text:p text:style-name="P7"><text:s text:c="4"/>"status": 200</text:p>
            <text:p text:style-name="P7">}</text:p>
          </table:table-cell>
          <table:table-cell table:style-name="Table2.A1" office:value-type="string">
            <text:p text:style-name="P7">{</text:p>
            <text:p text:style-name="P7"><text:s text:c="4"/>"data": [</text:p>
            <text:p text:style-name="P7"><text:s text:c="8"/>{</text:p>
            <text:p text:style-name="P7"><text:s text:c="12"/>"customerId": "1",</text:p>
            <text:p text:style-name="P7"><text:s text:c="12"/>"customerName": "Roxy",</text:p>
            <text:p text:style-name="P7"><text:s text:c="12"/>"amount": 120.0,</text:p>
            <text:p text:style-name="P7"><text:s text:c="12"/>"date": [</text:p>
            <text:p text:style-name="P7"><text:soft-page-break/><text:s text:c="16"/>2024,</text:p>
            <text:p text:style-name="P7"><text:s text:c="16"/>4,</text:p>
            <text:p text:style-name="P7"><text:s text:c="16"/>18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2",</text:p>
            <text:p text:style-name="P7"><text:s text:c="12"/>"customerName": "Roxy",</text:p>
            <text:p text:style-name="P7"><text:s text:c="12"/>"amount": 90.0,</text:p>
            <text:p text:style-name="P7"><text:s text:c="12"/>"date": [</text:p>
            <text:p text:style-name="P7"><text:s text:c="16"/>2024,</text:p>
            <text:p text:style-name="P7"><text:s text:c="16"/>6,</text:p>
            <text:p text:style-name="P7"><text:s text:c="16"/>25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3",</text:p>
            <text:p text:style-name="P7"><text:s text:c="12"/>"customerName": "Roxy",</text:p>
            <text:p text:style-name="P7"><text:s text:c="12"/>"amount": 60.0,</text:p>
            <text:p text:style-name="P7"><text:s text:c="12"/>"date": [</text:p>
            <text:p text:style-name="P7"><text:s text:c="16"/>2024,</text:p>
            <text:p text:style-name="P7"><text:s text:c="16"/>7,</text:p>
            <text:p text:style-name="P7"><text:s text:c="16"/>1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4",</text:p>
            <text:p text:style-name="P7"><text:s text:c="12"/>"customerName": "Jack",</text:p>
            <text:p text:style-name="P7"><text:s text:c="12"/>"amount": 60.0,</text:p>
            <text:p text:style-name="P7"><text:s text:c="12"/>"date": [</text:p>
            <text:p text:style-name="P7"><text:s text:c="16"/>2024,</text:p>
            <text:p text:style-name="P7"><text:s text:c="16"/>2,</text:p>
            <text:p text:style-name="P7"><text:s text:c="16"/>11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5",</text:p>
            <text:p text:style-name="P7"><text:s text:c="12"/>"customerName": "Jack",</text:p>
            <text:p text:style-name="P7"><text:s text:c="12"/>"amount": 50.0,</text:p>
            <text:p text:style-name="P7"><text:s text:c="12"/>"date": [</text:p>
            <text:p text:style-name="P7"><text:s text:c="16"/>2024,</text:p>
            <text:p text:style-name="P7"><text:s text:c="16"/>4,</text:p>
            <text:p text:style-name="P7"><text:s text:c="16"/>15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6",</text:p>
            <text:p text:style-name="P7"><text:s text:c="12"/>"customerName": "Sam",</text:p>
            <text:p text:style-name="P7"><text:s text:c="12"/>"amount": 200.0,</text:p>
            <text:p text:style-name="P7"><text:s text:c="12"/>"date": [</text:p>
            <text:p text:style-name="P7"><text:s text:c="16"/>2024,</text:p>
            <text:p text:style-name="P7"><text:s text:c="16"/>7,</text:p>
            <text:p text:style-name="P7"><text:s text:c="16"/>18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7",</text:p>
            <text:p text:style-name="P7"><text:s text:c="12"/>"customerName": "Sam",</text:p>
            <text:p text:style-name="P7"><text:soft-page-break/><text:s text:c="12"/>"amount": 130.0,</text:p>
            <text:p text:style-name="P7"><text:s text:c="12"/>"date": [</text:p>
            <text:p text:style-name="P7"><text:s text:c="16"/>2024,</text:p>
            <text:p text:style-name="P7"><text:s text:c="16"/>6,</text:p>
            <text:p text:style-name="P7"><text:s text:c="16"/>15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8",</text:p>
            <text:p text:style-name="P7"><text:s text:c="12"/>"customerName": "Sam",</text:p>
            <text:p text:style-name="P7"><text:s text:c="12"/>"amount": 90.0,</text:p>
            <text:p text:style-name="P7"><text:s text:c="12"/>"date": [</text:p>
            <text:p text:style-name="P7"><text:s text:c="16"/>2024,</text:p>
            <text:p text:style-name="P7"><text:s text:c="16"/>6,</text:p>
            <text:p text:style-name="P7"><text:s text:c="16"/>22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9",</text:p>
            <text:p text:style-name="P7"><text:s text:c="12"/>"customerName": "John",</text:p>
            <text:p text:style-name="P7"><text:s text:c="12"/>"amount": 55.0,</text:p>
            <text:p text:style-name="P7"><text:s text:c="12"/>"date": [</text:p>
            <text:p text:style-name="P7"><text:s text:c="16"/>2024,</text:p>
            <text:p text:style-name="P7"><text:s text:c="16"/>7,</text:p>
            <text:p text:style-name="P7"><text:s text:c="16"/>1</text:p>
            <text:p text:style-name="P7"><text:s text:c="12"/>]</text:p>
            <text:p text:style-name="P7"><text:s text:c="8"/>},</text:p>
            <text:p text:style-name="P7"><text:s text:c="8"/>{</text:p>
            <text:p text:style-name="P7"><text:s text:c="12"/>"customerId": "10",</text:p>
            <text:p text:style-name="P7"><text:s text:c="12"/>"customerName": "John",</text:p>
            <text:p text:style-name="P7"><text:s text:c="12"/>"amount": 95.0,</text:p>
            <text:p text:style-name="P7"><text:s text:c="12"/>"date": [</text:p>
            <text:p text:style-name="P7"><text:s text:c="16"/>2024,</text:p>
            <text:p text:style-name="P7"><text:s text:c="16"/>4,</text:p>
            <text:p text:style-name="P7"><text:s text:c="16"/>10</text:p>
            <text:p text:style-name="P7"><text:s text:c="12"/>]</text:p>
            <text:p text:style-name="P7"><text:s text:c="8"/>}</text:p>
            <text:p text:style-name="P7"><text:s text:c="4"/>],</text:p>
            <text:p text:style-name="P7"><text:s text:c="4"/>"message": "Record Inserted Successfully.",</text:p>
            <text:p text:style-name="P7"><text:s text:c="4"/>"status": 200</text:p>
            <text:p text:style-name="P7">}</text:p>
          </table:table-cell>
          <table:table-cell table:style-name="Table2.A1" office:value-type="string">
            <text:p text:style-name="P9">PASS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PlexMono," svg:font-family="'IBMPlexMono,', 'Courier New', ', monospace'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ju George</meta:initial-creator>
    <meta:editing-cycles>11</meta:editing-cycles>
    <meta:creation-date>2024-07-12T05:15:00</meta:creation-date>
    <dc:date>2024-08-14T04:06:24.719000000</dc:date>
    <meta:editing-duration>P1DT30M7S</meta:editing-duration>
    <meta:generator>LibreOffice/7.0.3.1$Windows_X86_64 LibreOffice_project/d7547858d014d4cf69878db179d326fc3483e082</meta:generator>
    <meta:document-statistic meta:table-count="1" meta:image-count="0" meta:object-count="0" meta:page-count="4" meta:paragraph-count="303" meta:word-count="567" meta:character-count="6351" meta:non-whitespace-character-count="3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